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dce5" officeooo:paragraph-rsid="0005dce5"/>
    </style:style>
    <style:style style:name="P2" style:family="paragraph" style:parent-style-name="Standard">
      <style:text-properties officeooo:rsid="000947c9" officeooo:paragraph-rsid="000947c9"/>
    </style:style>
    <style:style style:name="P3" style:family="paragraph" style:parent-style-name="Standard">
      <style:text-properties officeooo:paragraph-rsid="000947c9"/>
    </style:style>
    <style:style style:name="P4" style:family="paragraph" style:parent-style-name="Standard">
      <style:text-properties officeooo:rsid="000a6b30" officeooo:paragraph-rsid="000947c9"/>
    </style:style>
    <style:style style:name="P5" style:family="paragraph" style:parent-style-name="Standard">
      <style:text-properties fo:color="#0000ff" officeooo:rsid="000947c9" officeooo:paragraph-rsid="000947c9"/>
    </style:style>
    <style:style style:name="P6" style:family="paragraph" style:parent-style-name="Standard">
      <style:text-properties fo:color="#0000ff" officeooo:rsid="000a6b30" officeooo:paragraph-rsid="000cab04"/>
    </style:style>
    <style:style style:name="T1" style:family="text">
      <style:text-properties officeooo:rsid="000947c9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947c9"/>
    </style:style>
    <style:style style:name="T4" style:family="text">
      <style:text-properties officeooo:rsid="000a6b30"/>
    </style:style>
    <style:style style:name="T5" style:family="text">
      <style:text-properties officeooo:rsid="000c6b85"/>
    </style:style>
    <style:style style:name="T6" style:family="text">
      <style:text-properties officeooo:rsid="000cab0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ÀCTICA <text:span text:style-name="T5">4</text:span></text:p>
      <text:p text:style-name="P3"/>
      <text:p text:style-name="P6">1. <text:span text:style-name="T1">Fer el 2</text:span><text:span text:style-name="T3">n</text:span><text:span text:style-name="T1"> nivell del diagrama E/R de la Casa de Colònies per e</text:span>s<text:span text:style-name="T1">tendre les relacions </text:span>N:M.</text:p>
      <text:p text:style-name="P3"/>
      <text:p text:style-name="P1"/>
      <text:p text:style-name="P2">La descripció següent explica amb detall els aspectes dels requisits dels usuaris que cal tenir en compte en fer el disseny conceptual de la futura base de dades:</text:p>
      <text:p text:style-name="P2"/>
      <text:p text:style-name="P2"/>
      <text:p text:style-name="P2">a) <text:s/>Cada casa de colònies té un nom que la identifica. De cadascuna es desitja saber, a <text:s/>part <text:s/>del <text:s/>nom, <text:s/>la <text:s/>capacitat <text:s/>(el <text:s/>nombre <text:s/>de <text:s/>nens <text:s/>que <text:s/>s’hi <text:s/>poden <text:s/>allotjar <text:s/>com <text:s/>a màxim), la comarca on està situada i les ofertes d’activitats que proporciona. Una casa pot oferir activitats com ara natació, esquí, rem, pintura, fotografia, música, etc.</text:p>
      <text:p text:style-name="P2"/>
      <text:p text:style-name="P2">b) <text:s/>Cal tenir en compte que en una casa de colònies es poden practicar diverses activitats (de fet, cada casa n’ha d’oferir com a mínim una) i també pot passar que una mateixa activitat es pugui dur a terme a diverses cases.</text:p>
      <text:p text:style-name="P2"/>
      <text:p text:style-name="P2"/>
      <text:p text:style-name="P2">c) <text:s/>Interessa tenir una avaluació de les ofertes d’activitats que proporcionen les cases. S’assigna una qualificació numèrica que indica el nivell de qualitat que té cadascuna de les activitats ofertes.</text:p>
      <text:p text:style-name="P2"/>
      <text:p text:style-name="P2">d) <text:s/>Les cases de colònies allotgen nens que s’hi han inscrit per a passar-hi unes petites vacances. Es vol tenir constància dels nens que s’allotgen a cadascuna de les cases en el moment actual. S’ha de suposar que hi ha cases que estan buides</text:p>
      <text:p text:style-name="P2">(no s’hi allotja cap nen) durant algunes temporades.</text:p>
      <text:p text:style-name="P2"/>
      <text:p text:style-name="P2"/>
      <text:p text:style-name="P2">e) <text:s/>Dels nens que s’allotgen actualment en alguna de les cases interessa saber un codi que se’ls assigna per a identificar-los, el nom, el cognom, el telèfon dels seus pares i la seva comarca de residència.</text:p>
      <text:p text:style-name="P2"/>
      <text:p text:style-name="P2"/>
      <text:p text:style-name="P2">f) <text:s/>De les comarques on hi ha cases o bé on resideixen nens, es vol tenir enregistrats la superfície i el nombre d’habitants. S’ha de considerar que hi pot haver comarques on no resideix cap dels nens que s’allotgen en un moment determinat a les cases de colònies, i comarques que no disposen de cap casa.</text:p>
      <text:p text:style-name="P2"/>
      <text:p text:style-name="P2"/>
      <text:p text:style-name="P5"><text:span text:style-name="T4">2. </text:span>Fer el 2<text:span text:style-name="T2">n</text:span> nivell del diagrama E/R anterior per e<text:span text:style-name="T4">s</text:span>tendre les relacions <text:span text:style-name="T4">N:M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9:17:35.019000000</meta:creation-date>
    <dc:date>2017-09-19T12:49:54.579714061</dc:date>
    <meta:editing-duration>PT8M17S</meta:editing-duration>
    <meta:editing-cycles>5</meta:editing-cycles>
    <meta:generator>LibreOffice/5.1.6.2.0$Linux_X86_64 LibreOffice_project/10$Build-2</meta:generator>
    <meta:document-statistic meta:table-count="0" meta:image-count="0" meta:object-count="0" meta:page-count="1" meta:paragraph-count="11" meta:word-count="336" meta:character-count="1923" meta:non-whitespace-character-count="1577"/>
  </office:meta>
</office:document-meta>
</file>